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6a9955" loext:opacity="100%" style:font-name="Consolas" fo:font-size="10.5pt" fo:font-weight="normal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// --- Datos principales ---</text:span></text:p>
      <text:p text:style-name="P3">  <text:span text:style-name="T7">const</text:span><text:span text:style-name="T8"> [</text:span><text:span text:style-name="T9">ingresos</text:span><text:span text:style-name="T8">, </text:span><text:span text:style-name="T9">setIngresos</text:span><text:span text:style-name="T8">] </text:span><text:span text:style-name="T10">=</text:span><text:span text:style-name="T8"> </text:span><text:span text:style-name="T11">useState</text:span><text:span text:style-name="T8">([]);</text:span></text:p>
      <text:p text:style-name="P2"/>
      <text:p text:style-name="P3">  <text:span text:style-name="T6">// Formulario para alta / modificación</text:span></text:p>
      <text:p text:style-name="P3">  <text:span text:style-name="T7">const</text:span><text:span text:style-name="T8"> [</text:span><text:span text:style-name="T9">nuevoIngreso</text:span><text:span text:style-name="T8">, </text:span><text:span text:style-name="T9">setNuevoIngreso</text:span><text:span text:style-name="T8">] </text:span><text:span text:style-name="T10">=</text:span><text:span text:style-name="T8"> </text:span><text:span text:style-name="T11">useState</text:span><text:span text:style-name="T8">({</text:span></text:p>
      <text:p text:style-name="P3">    <text:span text:style-name="T12">id:</text:span><text:span text:style-name="T8"> </text:span><text:span text:style-name="T7">null</text:span><text:span text:style-name="T8">,</text:span></text:p>
      <text:p text:style-name="P3">    <text:span text:style-name="T12">categoria:</text:span><text:span text:style-name="T8"> </text:span><text:span text:style-name="T13">""</text:span><text:span text:style-name="T8">,</text:span></text:p>
      <text:p text:style-name="P3">    <text:span text:style-name="T12">monto:</text:span><text:span text:style-name="T8"> </text:span><text:span text:style-name="T13">""</text:span><text:span text:style-name="T8">,</text:span></text:p>
      <text:p text:style-name="P3">    <text:span text:style-name="T12">fecha:</text:span><text:span text:style-name="T8"> </text:span><text:span text:style-name="T13">""</text:span><text:span text:style-name="T8">,</text:span></text:p>
      <text:p text:style-name="P3">  <text:span text:style-name="T8">});</text:span></text:p>
      <text:p text:style-name="P2"/>
      <text:p text:style-name="P3">  <text:span text:style-name="T6">// --- Filtros aplicados (los que usa el backend) ---</text:span></text:p>
      <text:p text:style-name="P3">  <text:span text:style-name="T7">const</text:span><text:span text:style-name="T8"> [</text:span><text:span text:style-name="T9">filterDesde</text:span><text:span text:style-name="T8">, </text:span><text:span text:style-name="T9">setFilterDesde</text:span><text:span text:style-name="T8">] </text:span><text:span text:style-name="T10">=</text:span><text:span text:style-name="T8"> </text:span><text:span text:style-name="T11">useState</text:span><text:span text:style-name="T8">(</text:span><text:span text:style-name="T13">""</text:span><text:span text:style-name="T8">); </text:span><text:span text:style-name="T6">// YYYY-MM-DD</text:span></text:p>
      <text:p text:style-name="P3">  <text:span text:style-name="T7">const</text:span><text:span text:style-name="T8"> [</text:span><text:span text:style-name="T9">filterHasta</text:span><text:span text:style-name="T8">, </text:span><text:span text:style-name="T9">setFilterHasta</text:span><text:span text:style-name="T8">] </text:span><text:span text:style-name="T10">=</text:span><text:span text:style-name="T8"> </text:span><text:span text:style-name="T11">useState</text:span><text:span text:style-name="T8">(</text:span><text:span text:style-name="T13">""</text:span><text:span text:style-name="T8">); </text:span><text:span text:style-name="T6">// YYYY-MM-DD</text:span></text:p>
      <text:p text:style-name="P2"/>
      <text:p text:style-name="P3">  <text:span text:style-name="T6">// --- Inputs de los filtros (lo que escribe el usuario) ---</text:span></text:p>
      <text:p text:style-name="P3">  <text:span text:style-name="T7">const</text:span><text:span text:style-name="T8"> [</text:span><text:span text:style-name="T9">inputDesde</text:span><text:span text:style-name="T8">, </text:span><text:span text:style-name="T9">setInputDesde</text:span><text:span text:style-name="T8">] </text:span><text:span text:style-name="T10">=</text:span><text:span text:style-name="T8"> </text:span><text:span text:style-name="T11">useState</text:span><text:span text:style-name="T8">(</text:span><text:span text:style-name="T13">""</text:span><text:span text:style-name="T8">);</text:span></text:p>
      <text:p text:style-name="P3">  <text:span text:style-name="T7">const</text:span><text:span text:style-name="T8"> [</text:span><text:span text:style-name="T9">inputHasta</text:span><text:span text:style-name="T8">, </text:span><text:span text:style-name="T9">setInputHasta</text:span><text:span text:style-name="T8">] </text:span><text:span text:style-name="T10">=</text:span><text:span text:style-name="T8"> </text:span><text:span text:style-name="T11">useState</text:span><text:span text:style-name="T8">(</text:span><text:span text:style-name="T13">""</text:span><text:span text:style-name="T8">);</text:span></text:p>
      <text:p text:style-name="P2"/>
      <text:p text:style-name="P3">  <text:span text:style-name="T6">// Para poder vaciar la lista al presionar "Limpiar"</text:span></text:p>
      <text:p text:style-name="P3">  <text:span text:style-name="T7">const</text:span><text:span text:style-name="T8"> [</text:span><text:span text:style-name="T9">listCleared</text:span><text:span text:style-name="T8">, </text:span><text:span text:style-name="T9">setListCleared</text:span><text:span text:style-name="T8">] </text:span><text:span text:style-name="T10">=</text:span><text:span text:style-name="T8"> </text:span><text:span text:style-name="T11">useState</text:span><text:span text:style-name="T8">(</text:span><text:span text:style-name="T7">false</text:span><text:span text:style-name="T8">);</text:span></text:p>
      <text:p text:style-name="P2"/>
      <text:p text:style-name="P3">  <text:span text:style-name="T7">const</text:span><text:span text:style-name="T8"> </text:span><text:span text:style-name="T9">PAGE_SIZE</text:span><text:span text:style-name="T8"> </text:span><text:span text:style-name="T10">=</text:span><text:span text:style-name="T8"> </text:span><text:span text:style-name="T14">5</text:span><text:span text:style-name="T8">; </text:span><text:span text:style-name="T6">// cantidad de registros por página</text:span></text:p>
      <text:p text:style-name="P3">  <text:span text:style-name="T7">const</text:span><text:span text:style-name="T8"> [</text:span><text:span text:style-name="T9">currentPage</text:span><text:span text:style-name="T8">, </text:span><text:span text:style-name="T9">setCurrentPage</text:span><text:span text:style-name="T8">] </text:span><text:span text:style-name="T10">=</text:span><text:span text:style-name="T8"> </text:span><text:span text:style-name="T11">useState</text:span><text:span text:style-name="T8">(</text:span><text:span text:style-name="T14">1</text:span><text:span text:style-name="T8">);</text:span></text:p>
      <text:p text:style-name="P3">  <text:span text:style-name="T7">const</text:span><text:span text:style-name="T8"> [</text:span><text:span text:style-name="T9">totalItems</text:span><text:span text:style-name="T8">, </text:span><text:span text:style-name="T9">setTotalItems</text:span><text:span text:style-name="T8">] </text:span><text:span text:style-name="T10">=</text:span><text:span text:style-name="T8"> </text:span><text:span text:style-name="T11">useState</text:span><text:span text:style-name="T8">(</text:span><text:span text:style-name="T14">0</text:span><text:span text:style-name="T8">);</text:span></text:p>
      <text:p text:style-name="P2"/>
      <text:p text:style-name="P3">  <text:span text:style-name="T6">// --- Fetch ingresos desde backend con paginación y filtros aplicados ---</text:span></text:p>
      <text:p text:style-name="P3">  <text:span text:style-name="T7">const</text:span><text:span text:style-name="T8"> </text:span><text:span text:style-name="T11">fetchIngresos</text:span><text:span text:style-name="T8"> </text:span><text:span text:style-name="T10">=</text:span><text:span text:style-name="T8"> </text:span><text:span text:style-name="T7">async</text:span><text:span text:style-name="T8"> (</text:span><text:span text:style-name="T12">page</text:span><text:span text:style-name="T8"> </text:span><text:span text:style-name="T10">=</text:span><text:span text:style-name="T8"> </text:span><text:span text:style-name="T14">1</text:span><text:span text:style-name="T8">) </text:span><text:span text:style-name="T7">=&gt;</text:span><text:span text:style-name="T8"> {</text:span></text:p>
      <text:p text:style-name="P3">    <text:span text:style-name="T15">if</text:span><text:span text:style-name="T8"> (</text:span><text:span text:style-name="T12">listCleared</text:span><text:span text:style-name="T8">) </text:span><text:span text:style-name="T15">return</text:span><text:span text:style-name="T8">; </text:span><text:span text:style-name="T6">// no buscar si la lista está "limpia"</text:span></text:p>
      <text:p text:style-name="P3">    <text:span text:style-name="T15">try</text:span><text:span text:style-name="T8"> {</text:span></text:p>
      <text:p text:style-name="P3">      <text:span text:style-name="T7">const</text:span><text:span text:style-name="T8"> </text:span><text:span text:style-name="T9">params</text:span><text:span text:style-name="T8"> </text:span><text:span text:style-name="T10">=</text:span><text:span text:style-name="T8"> </text:span><text:span text:style-name="T7">new</text:span><text:span text:style-name="T8"> </text:span><text:span text:style-name="T11">URLSearchParams</text:span><text:span text:style-name="T8">({</text:span></text:p>
      <text:p text:style-name="P3">        <text:span text:style-name="T12">page</text:span><text:span text:style-name="T8">,</text:span></text:p>
      <text:p text:style-name="P3">        <text:span text:style-name="T12">page_size:</text:span><text:span text:style-name="T8"> </text:span><text:span text:style-name="T9">PAGE_SIZE</text:span><text:span text:style-name="T8">,</text:span></text:p>
      <text:p text:style-name="P3">        <text:span text:style-name="T12">desde:</text:span><text:span text:style-name="T8"> </text:span><text:span text:style-name="T12">filterDesde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    <text:span text:style-name="T12">hasta:</text:span><text:span text:style-name="T8"> </text:span><text:span text:style-name="T12">filterHasta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  <text:span text:style-name="T8">});</text:span></text:p>
      <text:p text:style-name="P3">      <text:span text:style-name="T7">const</text:span><text:span text:style-name="T8"> </text:span><text:span text:style-name="T9">res</text:span><text:span text:style-name="T8"> </text:span><text:span text:style-name="T10">=</text:span><text:span text:style-name="T8"> </text:span><text:span text:style-name="T15">await</text:span><text:span text:style-name="T8"> </text:span><text:span text:style-name="T11">fetch</text:span><text:span text:style-name="T8">(</text:span><text:span text:style-name="T13">`http://localhost:8000/ingresos?</text:span><text:span text:style-name="T7">${</text:span><text:span text:style-name="T12">params</text:span><text:span text:style-name="T7">}</text:span><text:span text:style-name="T13">`</text:span><text:span text:style-name="T8">);</text:span></text:p>
      <text:p text:style-name="P3">      <text:span text:style-name="T7">const</text:span><text:span text:style-name="T8"> </text:span><text:span text:style-name="T9">data</text:span><text:span text:style-name="T8"> </text:span><text:span text:style-name="T10">=</text:span><text:span text:style-name="T8"> </text:span><text:span text:style-name="T15">await</text:span><text:span text:style-name="T8"> </text:span><text:span text:style-name="T12">res</text:span><text:span text:style-name="T8">.</text:span><text:span text:style-name="T11">json</text:span><text:span text:style-name="T8">();</text:span></text:p>
      <text:p text:style-name="P2"/>
      <text:p text:style-name="P3">      <text:span text:style-name="T11">setIngresos</text:span><text:span text:style-name="T8">(</text:span><text:span text:style-name="T12">data</text:span><text:span text:style-name="T8">.</text:span><text:span text:style-name="T12">ingresos</text:span><text:span text:style-name="T8"> </text:span><text:span text:style-name="T10">||</text:span><text:span text:style-name="T8"> []);</text:span></text:p>
      <text:p text:style-name="P3">      <text:span text:style-name="T11">setTotalItems</text:span><text:span text:style-name="T8">(</text:span><text:span text:style-name="T12">data</text:span><text:span text:style-name="T8">.</text:span><text:span text:style-name="T12">total</text:span><text:span text:style-name="T8"> </text:span><text:span text:style-name="T10">||</text:span><text:span text:style-name="T8"> </text:span><text:span text:style-name="T14">0</text:span><text:span text:style-name="T8">);</text:span></text:p>
      <text:p text:style-name="P2"/>
      <text:p text:style-name="P3">      <text:span text:style-name="T6">// Ajustar página si quedó fuera de rango</text:span></text:p>
      <text:p text:style-name="P3">      <text:span text:style-name="T7">const</text:span><text:span text:style-name="T8"> </text:span><text:span text:style-name="T9">totalPagesCalc</text:span><text:span text:style-name="T8"> </text:span><text:span text:style-name="T10">=</text:span><text:span text:style-name="T8"> </text:span><text:span text:style-name="T12">Math</text:span><text:span text:style-name="T8">.</text:span><text:span text:style-name="T11">max</text:span><text:span text:style-name="T8">(</text:span><text:span text:style-name="T14">1</text:span><text:span text:style-name="T8">, </text:span><text:span text:style-name="T12">Math</text:span><text:span text:style-name="T8">.</text:span><text:span text:style-name="T11">ceil</text:span><text:span text:style-name="T8">((</text:span><text:span text:style-name="T12">data</text:span><text:span text:style-name="T8">.</text:span><text:span text:style-name="T12">total</text:span><text:span text:style-name="T8"> </text:span><text:span text:style-name="T10">||</text:span><text:span text:style-name="T8"> </text:span><text:span text:style-name="T14">0</text:span><text:span text:style-name="T8">) </text:span><text:span text:style-name="T10">/</text:span><text:span text:style-name="T8"> </text:span><text:span text:style-name="T9">PAGE_SIZE</text:span><text:span text:style-name="T8">));</text:span></text:p>
      <text:p text:style-name="P3">      <text:span text:style-name="T15">if</text:span><text:span text:style-name="T8"> (</text:span><text:span text:style-name="T12">page</text:span><text:span text:style-name="T8"> </text:span><text:span text:style-name="T10">&gt;</text:span><text:span text:style-name="T8"> </text:span><text:span text:style-name="T12">totalPagesCalc</text:span><text:span text:style-name="T8">) </text:span><text:span text:style-name="T11">setCurrentPage</text:span><text:span text:style-name="T8">(</text:span><text:span text:style-name="T12">totalPagesCalc</text:span><text:span text:style-name="T8">)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1">error</text:span><text:span text:style-name="T8">(</text:span><text:span text:style-name="T13">"Error al obtener ingresos:"</text:span><text:span text:style-name="T8">, </text:span><text:span text:style-name="T12">err</text:span><text:span text:style-name="T8">);</text:span></text:p>
      <text:p text:style-name="P3"><text:soft-page-break/>      <text:span text:style-name="T11">setIngresos</text:span><text:span text:style-name="T8">([]);</text:span></text:p>
      <text:p text:style-name="P3">      <text:span text:style-name="T11">setTotalItems</text:span><text:span text:style-name="T8">(</text:span><text:span text:style-name="T14">0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6">// Traer ingresos cuando cambien página o filtros APLICADOS</text:span></text:p>
      <text:p text:style-name="P3">  <text:span text:style-name="T11">useEffect</text:span><text:span text:style-name="T8">(() </text:span><text:span text:style-name="T7">=&gt;</text:span><text:span text:style-name="T8"> {</text:span></text:p>
      <text:p text:style-name="P3">    <text:span text:style-name="T11">fetchIngresos</text:span><text:span text:style-name="T8">(</text:span><text:span text:style-name="T12">currentPage</text:span><text:span text:style-name="T8">);</text:span></text:p>
      <text:p text:style-name="P3">    <text:span text:style-name="T6">// eslint-disable-next-line react-hooks/exhaustive-deps</text:span></text:p>
      <text:p text:style-name="P3">  <text:span text:style-name="T8">}, [</text:span><text:span text:style-name="T12">currentPage</text:span><text:span text:style-name="T8">, </text:span><text:span text:style-name="T12">filterDesde</text:span><text:span text:style-name="T8">, </text:span><text:span text:style-name="T12">filterHasta</text:span><text:span text:style-name="T8">, </text:span><text:span text:style-name="T12">listCleared</text:span><text:span text:style-name="T8">]);</text:span></text:p>
      <text:p text:style-name="P2"/>
      <text:p text:style-name="P3">  <text:span text:style-name="T7">const</text:span><text:span text:style-name="T8"> </text:span><text:span text:style-name="T9">totalPages</text:span><text:span text:style-name="T8"> </text:span><text:span text:style-name="T10">=</text:span><text:span text:style-name="T8"> </text:span><text:span text:style-name="T12">Math</text:span><text:span text:style-name="T8">.</text:span><text:span text:style-name="T11">max</text:span><text:span text:style-name="T8">(</text:span><text:span text:style-name="T14">1</text:span><text:span text:style-name="T8">, </text:span><text:span text:style-name="T12">Math</text:span><text:span text:style-name="T8">.</text:span><text:span text:style-name="T11">ceil</text:span><text:span text:style-name="T8">(</text:span><text:span text:style-name="T12">totalItems</text:span><text:span text:style-name="T8"> </text:span><text:span text:style-name="T10">/</text:span><text:span text:style-name="T8"> </text:span><text:span text:style-name="T9">PAGE_SIZE</text:span><text:span text:style-name="T8">));</text:span></text:p>
      <text:p text:style-name="P3">  <text:span text:style-name="T7">const</text:span><text:span text:style-name="T8"> </text:span><text:span text:style-name="T9">startIndex</text:span><text:span text:style-name="T8"> </text:span><text:span text:style-name="T10">=</text:span><text:span text:style-name="T8"> </text:span><text:span text:style-name="T12">totalItems</text:span><text:span text:style-name="T8"> </text:span><text:span text:style-name="T10">===</text:span><text:span text:style-name="T8"> </text:span><text:span text:style-name="T14">0</text:span><text:span text:style-name="T8"> </text:span><text:span text:style-name="T10">?</text:span><text:span text:style-name="T8"> </text:span><text:span text:style-name="T14">0</text:span><text:span text:style-name="T8"> </text:span><text:span text:style-name="T10">:</text:span><text:span text:style-name="T8"> (</text:span><text:span text:style-name="T12">currentPage</text:span><text:span text:style-name="T8"> </text:span><text:span text:style-name="T10">-</text:span><text:span text:style-name="T8"> </text:span><text:span text:style-name="T14">1</text:span><text:span text:style-name="T8">) </text:span><text:span text:style-name="T10">*</text:span><text:span text:style-name="T8"> </text:span><text:span text:style-name="T9">PAGE_SIZE</text:span><text:span text:style-name="T8"> </text:span><text:span text:style-name="T10">+</text:span><text:span text:style-name="T8"> </text:span><text:span text:style-name="T14">1</text:span><text:span text:style-name="T8">;</text:span></text:p>
      <text:p text:style-name="P3">  <text:span text:style-name="T7">const</text:span><text:span text:style-name="T8"> </text:span><text:span text:style-name="T9">endIndex</text:span><text:span text:style-name="T8"> </text:span><text:span text:style-name="T10">=</text:span><text:span text:style-name="T8"> </text:span><text:span text:style-name="T12">Math</text:span><text:span text:style-name="T8">.</text:span><text:span text:style-name="T11">min</text:span><text:span text:style-name="T8">(</text:span><text:span text:style-name="T12">currentPage</text:span><text:span text:style-name="T8"> </text:span><text:span text:style-name="T10">*</text:span><text:span text:style-name="T8"> </text:span><text:span text:style-name="T9">PAGE_SIZE</text:span><text:span text:style-name="T8">, </text:span><text:span text:style-name="T12">totalItems</text:span><text:span text:style-name="T8">);</text:span></text:p>
      <text:p text:style-name="P2"/>
      <text:p text:style-name="P3">  <text:span text:style-name="T6">// --- Manejo del formulario ---</text:span></text:p>
      <text:p text:style-name="P3">  <text:span text:style-name="T7">const</text:span><text:span text:style-name="T8"> </text:span><text:span text:style-name="T11">handleChange</text:span><text:span text:style-name="T8"> </text:span><text:span text:style-name="T10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{ </text:span><text:span text:style-name="T9">name</text:span><text:span text:style-name="T8">, </text:span><text:span text:style-name="T9">value</text:span><text:span text:style-name="T8"> } </text:span><text:span text:style-name="T10">=</text:span><text:span text:style-name="T8"> </text:span><text:span text:style-name="T12">e</text:span><text:span text:style-name="T8">.</text:span><text:span text:style-name="T12">target</text:span><text:span text:style-name="T8">;</text:span></text:p>
      <text:p text:style-name="P3">    <text:span text:style-name="T11">setNuevoIngreso</text:span><text:span text:style-name="T8">({ </text:span><text:span text:style-name="T10">...</text:span><text:span text:style-name="T12">nuevoIngreso</text:span><text:span text:style-name="T8">, </text:span><text:span text:style-name="T12">[name]:</text:span><text:span text:style-name="T8"> </text:span><text:span text:style-name="T12">value</text:span><text:span text:style-name="T8"> }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resetForm</text:span><text:span text:style-name="T8"> </text:span><text:span text:style-name="T10">=</text:span><text:span text:style-name="T8"> () </text:span><text:span text:style-name="T7">=&gt;</text:span></text:p>
      <text:p text:style-name="P3">    <text:span text:style-name="T11">setNuevoIngreso</text:span><text:span text:style-name="T8">({ </text:span><text:span text:style-name="T12">id:</text:span><text:span text:style-name="T8"> </text:span><text:span text:style-name="T7">null</text:span><text:span text:style-name="T8">, </text:span><text:span text:style-name="T12">categoria:</text:span><text:span text:style-name="T8"> </text:span><text:span text:style-name="T13">""</text:span><text:span text:style-name="T8">, </text:span><text:span text:style-name="T12">monto:</text:span><text:span text:style-name="T8"> </text:span><text:span text:style-name="T13">""</text:span><text:span text:style-name="T8">, </text:span><text:span text:style-name="T12">fecha:</text:span><text:span text:style-name="T8"> </text:span><text:span text:style-name="T13">""</text:span><text:span text:style-name="T8"> });</text:span></text:p>
      <text:p text:style-name="P2"/>
      <text:p text:style-name="P3">  <text:span text:style-name="T7">const</text:span><text:span text:style-name="T8"> </text:span><text:span text:style-name="T11">handleSubmit</text:span><text:span text:style-name="T8"> </text:span><text:span text:style-name="T10">=</text:span><text:span text:style-name="T8"> </text:span><text:span text:style-name="T7">async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1">preventDefault</text:span><text:span text:style-name="T8">();</text:span></text:p>
      <text:p text:style-name="P3">    <text:span text:style-name="T15">try</text:span><text:span text:style-name="T8"> {</text:span></text:p>
      <text:p text:style-name="P3">      <text:span text:style-name="T6">// Cuerpo con tipo fijo "ingreso"</text:span></text:p>
      <text:p text:style-name="P3">      <text:span text:style-name="T7">const</text:span><text:span text:style-name="T8"> </text:span><text:span text:style-name="T9">body</text:span><text:span text:style-name="T8"> </text:span><text:span text:style-name="T10">=</text:span><text:span text:style-name="T8"> {</text:span></text:p>
      <text:p text:style-name="P3">        <text:span text:style-name="T12">tipo:</text:span><text:span text:style-name="T8"> </text:span><text:span text:style-name="T13">"ingreso"</text:span><text:span text:style-name="T8">,</text:span></text:p>
      <text:p text:style-name="P3">        <text:span text:style-name="T12">categoria:</text:span><text:span text:style-name="T8"> </text:span><text:span text:style-name="T12">nuevoIngreso</text:span><text:span text:style-name="T8">.</text:span><text:span text:style-name="T12">categoria</text:span><text:span text:style-name="T8">,</text:span></text:p>
      <text:p text:style-name="P3">        <text:span text:style-name="T12">monto:</text:span><text:span text:style-name="T8"> </text:span><text:span text:style-name="T11">parseFloat</text:span><text:span text:style-name="T8">(</text:span><text:span text:style-name="T12">nuevoIngreso</text:span><text:span text:style-name="T8">.</text:span><text:span text:style-name="T12">monto</text:span><text:span text:style-name="T8"> </text:span><text:span text:style-name="T10">||</text:span><text:span text:style-name="T8"> </text:span><text:span text:style-name="T14">0</text:span><text:span text:style-name="T8">),</text:span></text:p>
      <text:p text:style-name="P3">        <text:span text:style-name="T12">fecha:</text:span><text:span text:style-name="T8"> </text:span><text:span text:style-name="T12">nuevoIngreso</text:span><text:span text:style-name="T8">.</text:span><text:span text:style-name="T12">fecha</text:span><text:span text:style-name="T8"> </text:span><text:span text:style-name="T10">||</text:span><text:span text:style-name="T8"> </text:span><text:span text:style-name="T7">null</text:span><text:span text:style-name="T8">,</text:span></text:p>
      <text:p text:style-name="P3">        <text:span text:style-name="T12">deuda_id:</text:span><text:span text:style-name="T8"> </text:span><text:span text:style-name="T7">null</text:span><text:span text:style-name="T8">,</text:span></text:p>
      <text:p text:style-name="P3">      <text:span text:style-name="T8">};</text:span></text:p>
      <text:p text:style-name="P2"/>
      <text:p text:style-name="P3">      <text:span text:style-name="T15">if</text:span><text:span text:style-name="T8"> (</text:span><text:span text:style-name="T12">nuevoIngreso</text:span><text:span text:style-name="T8">.</text:span><text:span text:style-name="T12">id</text:span><text:span text:style-name="T8">) {</text:span></text:p>
      <text:p text:style-name="P3">        <text:span text:style-name="T6">// Editar ingreso existente</text:span></text:p>
      <text:p text:style-name="P3">        <text:span text:style-name="T15">await</text:span><text:span text:style-name="T8"> </text:span><text:span text:style-name="T11">fetch</text:span><text:span text:style-name="T8">(</text:span><text:span text:style-name="T13">`http://localhost:8000/ingresos/</text:span><text:span text:style-name="T7">${</text:span><text:span text:style-name="T12">nuevoIngreso</text:span><text:span text:style-name="T10">.</text:span><text:span text:style-name="T12">id</text:span><text:span text:style-name="T7">}</text:span><text:span text:style-name="T13">`</text:span><text:span text:style-name="T8">, {</text:span></text:p>
      <text:p text:style-name="P3">          <text:span text:style-name="T12">method:</text:span><text:span text:style-name="T8"> </text:span><text:span text:style-name="T13">"PUT"</text:span><text:span text:style-name="T8">,</text:span></text:p>
      <text:p text:style-name="P3">  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  <text:span text:style-name="T12">body:</text:span><text:span text:style-name="T8"> </text:span><text:span text:style-name="T9">JSON</text:span><text:span text:style-name="T8">.</text:span><text:span text:style-name="T11">stringify</text:span><text:span text:style-name="T8">(</text:span><text:span text:style-name="T12">body</text:span><text:span text:style-name="T8">),</text:span></text:p>
      <text:p text:style-name="P3">        <text:span text:style-name="T8">});</text:span></text:p>
      <text:p text:style-name="P3">        <text:span text:style-name="T6">// mantener la página actual y refrescar</text:span></text:p>
      <text:p text:style-name="P3">        <text:span text:style-name="T15">await</text:span><text:span text:style-name="T8"> </text:span><text:span text:style-name="T11">fetchIngresos</text:span><text:span text:style-name="T8">(</text:span><text:span text:style-name="T12">currentPage</text:span><text:span text:style-name="T8">);</text:span></text:p>
      <text:p text:style-name="P3">      <text:span text:style-name="T8">} </text:span><text:span text:style-name="T15">else</text:span><text:span text:style-name="T8"> {</text:span></text:p>
      <text:p text:style-name="P3">        <text:span text:style-name="T6">// Crear nuevo ingreso</text:span></text:p>
      <text:p text:style-name="P3">        <text:span text:style-name="T15">await</text:span><text:span text:style-name="T8"> </text:span><text:span text:style-name="T11">fetch</text:span><text:span text:style-name="T8">(</text:span><text:span text:style-name="T13">"http://localhost:8000/ingresos"</text:span><text:span text:style-name="T8">, {</text:span></text:p>
      <text:p text:style-name="P3">          <text:span text:style-name="T12">method:</text:span><text:span text:style-name="T8"> </text:span><text:span text:style-name="T13">"POST"</text:span><text:span text:style-name="T8">,</text:span></text:p>
      <text:p text:style-name="P3">  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  <text:span text:style-name="T12">body:</text:span><text:span text:style-name="T8"> </text:span><text:span text:style-name="T9">JSON</text:span><text:span text:style-name="T8">.</text:span><text:span text:style-name="T11">stringify</text:span><text:span text:style-name="T8">(</text:span><text:span text:style-name="T12">body</text:span><text:span text:style-name="T8">),</text:span></text:p>
      <text:p text:style-name="P3"><text:soft-page-break/>        <text:span text:style-name="T8">});</text:span></text:p>
      <text:p text:style-name="P3">        <text:span text:style-name="T6">// ir a página 1 para ver el más reciente (según tu preferencia)</text:span></text:p>
      <text:p text:style-name="P3">        <text:span text:style-name="T11">setCurrentPage</text:span><text:span text:style-name="T8">(</text:span><text:span text:style-name="T14">1</text:span><text:span text:style-name="T8">);</text:span></text:p>
      <text:p text:style-name="P3">        <text:span text:style-name="T15">await</text:span><text:span text:style-name="T8"> </text:span><text:span text:style-name="T11">fetchIngresos</text:span><text:span text:style-name="T8">(</text:span><text:span text:style-name="T14">1</text:span><text:span text:style-name="T8">);</text:span></text:p>
      <text:p text:style-name="P3">      <text:span text:style-name="T8">}</text:span></text:p>
      <text:p text:style-name="P2"/>
      <text:p text:style-name="P3">      <text:span text:style-name="T11">resetForm</text:span><text:span text:style-name="T8">();</text:span></text:p>
      <text:p text:style-name="P3">      <text:span text:style-name="T11">setListCleared</text:span><text:span text:style-name="T8">(</text:span><text:span text:style-name="T7">false</text:span><text:span text:style-name="T8">); </text:span><text:span text:style-name="T6">// asegurarnos de tener la lista visible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1">error</text:span><text:span text:style-name="T8">(</text:span><text:span text:style-name="T13">"Error al guardar ingreso:"</text:span><text:span text:style-name="T8">, </text:span><text:span text:style-name="T12">err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Edit</text:span><text:span text:style-name="T8"> </text:span><text:span text:style-name="T10">=</text:span><text:span text:style-name="T8"> (</text:span><text:span text:style-name="T12">ingreso</text:span><text:span text:style-name="T8">) </text:span><text:span text:style-name="T7">=&gt;</text:span><text:span text:style-name="T8"> {</text:span></text:p>
      <text:p text:style-name="P3">    <text:span text:style-name="T11">setNuevoIngreso</text:span><text:span text:style-name="T8">({</text:span></text:p>
      <text:p text:style-name="P3">      <text:span text:style-name="T12">id:</text:span><text:span text:style-name="T8"> </text:span><text:span text:style-name="T12">ingreso</text:span><text:span text:style-name="T8">.</text:span><text:span text:style-name="T12">id</text:span><text:span text:style-name="T8">,</text:span></text:p>
      <text:p text:style-name="P3">      <text:span text:style-name="T12">categoria:</text:span><text:span text:style-name="T8"> </text:span><text:span text:style-name="T12">ingreso</text:span><text:span text:style-name="T8">.</text:span><text:span text:style-name="T12">categoria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  <text:span text:style-name="T12">monto:</text:span><text:span text:style-name="T8"> </text:span><text:span text:style-name="T12">ingreso</text:span><text:span text:style-name="T8">.</text:span><text:span text:style-name="T12">monto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  <text:span text:style-name="T12">fecha:</text:span><text:span text:style-name="T8"> </text:span><text:span text:style-name="T12">ingreso</text:span><text:span text:style-name="T8">.</text:span><text:span text:style-name="T12">fecha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<text:span text:style-name="T8">});</text:span></text:p>
      <text:p text:style-name="P3">    <text:span text:style-name="T11">setListCleared</text:span><text:span text:style-name="T8">(</text:span><text:span text:style-name="T7">false</text:span><text:span text:style-name="T8">); </text:span><text:span text:style-name="T6">// asegurar que haya lista/“modo edición”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Delete</text:span><text:span text:style-name="T8"> </text:span><text:span text:style-name="T10">=</text:span><text:span text:style-name="T8"> </text:span><text:span text:style-name="T7">async</text:span><text:span text:style-name="T8"> (</text:span><text:span text:style-name="T12">id</text:span><text:span text:style-name="T8">) </text:span><text:span text:style-name="T7">=&gt;</text:span><text:span text:style-name="T8"> {</text:span></text:p>
      <text:p text:style-name="P3">    <text:span text:style-name="T15">if</text:span><text:span text:style-name="T8"> (</text:span><text:span text:style-name="T10">!</text:span><text:span text:style-name="T12">window</text:span><text:span text:style-name="T8">.</text:span><text:span text:style-name="T11">confirm</text:span><text:span text:style-name="T8">(</text:span><text:span text:style-name="T13">"¿Eliminar este ingreso?"</text:span><text:span text:style-name="T8">)) </text:span><text:span text:style-name="T15">return</text:span><text:span text:style-name="T8">;</text:span></text:p>
      <text:p text:style-name="P3">    <text:span text:style-name="T15">try</text:span><text:span text:style-name="T8"> {</text:span></text:p>
      <text:p text:style-name="P3">      <text:span text:style-name="T15">await</text:span><text:span text:style-name="T8"> </text:span><text:span text:style-name="T11">fetch</text:span><text:span text:style-name="T8">(</text:span><text:span text:style-name="T13">`http://localhost:8000/ingresos/</text:span><text:span text:style-name="T7">${</text:span><text:span text:style-name="T12">id</text:span><text:span text:style-name="T7">}</text:span><text:span text:style-name="T13">`</text:span><text:span text:style-name="T8">, { </text:span><text:span text:style-name="T12">method:</text:span><text:span text:style-name="T8"> </text:span><text:span text:style-name="T13">"DELETE"</text:span><text:span text:style-name="T8"> });</text:span></text:p>
      <text:p text:style-name="P3">      <text:span text:style-name="T15">await</text:span><text:span text:style-name="T8"> </text:span><text:span text:style-name="T11">fetchIngresos</text:span><text:span text:style-name="T8">(</text:span><text:span text:style-name="T12">currentPage</text:span><text:span text:style-name="T8">)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1">error</text:span><text:span text:style-name="T8">(</text:span><text:span text:style-name="T13">"Error al eliminar ingreso:"</text:span><text:span text:style-name="T8">, </text:span><text:span text:style-name="T12">err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6">// --- Filtros y paginación ---</text:span></text:p>
      <text:p text:style-name="P3">  <text:span text:style-name="T7">const</text:span><text:span text:style-name="T8"> </text:span><text:span text:style-name="T11">handleBuscar</text:span><text:span text:style-name="T8"> </text:span><text:span text:style-name="T10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1">preventDefault</text:span><text:span text:style-name="T8">();</text:span></text:p>
      <text:p text:style-name="P3">    <text:span text:style-name="T6">// pasar inputs -&gt; filtros aplicados</text:span></text:p>
      <text:p text:style-name="P3">    <text:span text:style-name="T11">setFilterDesde</text:span><text:span text:style-name="T8">(</text:span><text:span text:style-name="T12">inputDesde</text:span><text:span text:style-name="T8"> </text:span><text:span text:style-name="T10">||</text:span><text:span text:style-name="T8"> </text:span><text:span text:style-name="T13">""</text:span><text:span text:style-name="T8">);</text:span></text:p>
      <text:p text:style-name="P3">    <text:span text:style-name="T11">setFilterHasta</text:span><text:span text:style-name="T8">(</text:span><text:span text:style-name="T12">inputHasta</text:span><text:span text:style-name="T8"> </text:span><text:span text:style-name="T10">||</text:span><text:span text:style-name="T8"> </text:span><text:span text:style-name="T13">""</text:span><text:span text:style-name="T8">);</text:span></text:p>
      <text:p text:style-name="P3">    <text:span text:style-name="T11">setCurrentPage</text:span><text:span text:style-name="T8">(</text:span><text:span text:style-name="T14">1</text:span><text:span text:style-name="T8">);</text:span></text:p>
      <text:p text:style-name="P3">    <text:span text:style-name="T11">setListCleared</text:span><text:span text:style-name="T8">(</text:span><text:span text:style-name="T7">false</text:span><text:span text:style-name="T8">); </text:span><text:span text:style-name="T6">// mostrar resultados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LimpiarFiltros</text:span><text:span text:style-name="T8"> </text:span><text:span text:style-name="T10">=</text:span><text:span text:style-name="T8"> () </text:span><text:span text:style-name="T7">=&gt;</text:span><text:span text:style-name="T8"> {</text:span></text:p>
      <text:p text:style-name="P3">    <text:span text:style-name="T6">// limpiar inputs y filtros aplicados</text:span></text:p>
      <text:p text:style-name="P3">    <text:span text:style-name="T11">setInputDesde</text:span><text:span text:style-name="T8">(</text:span><text:span text:style-name="T13">""</text:span><text:span text:style-name="T8">);</text:span></text:p>
      <text:p text:style-name="P3">    <text:span text:style-name="T11">setInputHasta</text:span><text:span text:style-name="T8">(</text:span><text:span text:style-name="T13">""</text:span><text:span text:style-name="T8">);</text:span></text:p>
      <text:p text:style-name="P3">    <text:span text:style-name="T11">setFilterDesde</text:span><text:span text:style-name="T8">(</text:span><text:span text:style-name="T13">""</text:span><text:span text:style-name="T8">);</text:span></text:p>
      <text:p text:style-name="P3">    <text:span text:style-name="T11">setFilterHasta</text:span><text:span text:style-name="T8">(</text:span><text:span text:style-name="T13">""</text:span><text:span text:style-name="T8">);</text:span></text:p>
      <text:p text:style-name="P3">    <text:span text:style-name="T11">setCurrentPage</text:span><text:span text:style-name="T8">(</text:span><text:span text:style-name="T14">1</text:span><text:span text:style-name="T8">);</text:span></text:p>
      <text:p text:style-name="P2"/>
      <text:p text:style-name="P3"><text:soft-page-break/>    <text:span text:style-name="T6">// vaciar lista y volver el formulario a "Alta"</text:span></text:p>
      <text:p text:style-name="P3">    <text:span text:style-name="T11">setIngresos</text:span><text:span text:style-name="T8">([]);</text:span></text:p>
      <text:p text:style-name="P3">    <text:span text:style-name="T11">setTotalItems</text:span><text:span text:style-name="T8">(</text:span><text:span text:style-name="T14">0</text:span><text:span text:style-name="T8">);</text:span></text:p>
      <text:p text:style-name="P3">    <text:span text:style-name="T11">setListCleared</text:span><text:span text:style-name="T8">(</text:span><text:span text:style-name="T7">true</text:span><text:span text:style-name="T8">);</text:span></text:p>
      <text:p text:style-name="P3">    <text:span text:style-name="T11">resetForm</text:span><text:span text:style-name="T8">(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PrevPage</text:span><text:span text:style-name="T8"> </text:span><text:span text:style-name="T10">=</text:span><text:span text:style-name="T8"> () </text:span><text:span text:style-name="T7">=&gt;</text:span><text:span text:style-name="T8"> {</text:span></text:p>
      <text:p text:style-name="P3">    <text:span text:style-name="T11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1">max</text:span><text:span text:style-name="T8">(</text:span><text:span text:style-name="T14">1</text:span><text:span text:style-name="T8">, </text:span><text:span text:style-name="T12">p</text:span><text:span text:style-name="T8"> </text:span><text:span text:style-name="T10">-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NextPage</text:span><text:span text:style-name="T8"> </text:span><text:span text:style-name="T10">=</text:span><text:span text:style-name="T8"> () </text:span><text:span text:style-name="T7">=&gt;</text:span><text:span text:style-name="T8"> {</text:span></text:p>
      <text:p text:style-name="P3">    <text:span text:style-name="T11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1">min</text:span><text:span text:style-name="T8">(</text:span><text:span text:style-name="T12">totalPages</text:span><text:span text:style-name="T8">, </text:span><text:span text:style-name="T12">p</text:span><text:span text:style-name="T8"> </text:span><text:span text:style-name="T10">+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6">// --- Título dinámico del formulario ---</text:span></text:p>
      <text:p text:style-name="P3">  <text:span text:style-name="T7">const</text:span><text:span text:style-name="T8"> </text:span><text:span text:style-name="T9">formTitle</text:span><text:span text:style-name="T8"> </text:span><text:span text:style-name="T10">=</text:span></text:p>
      <text:p text:style-name="P3">    <text:span text:style-name="T12">nuevoIngreso</text:span><text:span text:style-name="T8">.</text:span><text:span text:style-name="T12">id</text:span></text:p>
      <text:p text:style-name="P3">      <text:span text:style-name="T10">?</text:span><text:span text:style-name="T8"> </text:span><text:span text:style-name="T13">"Editar Ingreso"</text:span></text:p>
      <text:p text:style-name="P3">      <text:span text:style-name="T10">:</text:span><text:span text:style-name="T8"> </text:span><text:span text:style-name="T10">!</text:span><text:span text:style-name="T12">listCleared</text:span><text:span text:style-name="T8"> </text:span><text:span text:style-name="T10">&amp;&amp;</text:span><text:span text:style-name="T8"> (</text:span><text:span text:style-name="T12">filterDesde</text:span><text:span text:style-name="T8"> </text:span><text:span text:style-name="T10">||</text:span><text:span text:style-name="T8"> </text:span><text:span text:style-name="T12">filterHasta</text:span><text:span text:style-name="T8">)</text:span></text:p>
      <text:p text:style-name="P3">      <text:span text:style-name="T10">?</text:span><text:span text:style-name="T8"> </text:span><text:span text:style-name="T13">"Editar Ingreso"</text:span></text:p>
      <text:p text:style-name="P3">      <text:span text:style-name="T10">:</text:span><text:span text:style-name="T8"> </text:span><text:span text:style-name="T13">"Alta"</text:span><text:span text:style-name="T8">;</text:span></text:p>
      <text:p text:style-name="P2"/>
      <text:p text:style-name="P3">  <text:span text:style-name="T15">return</text:span><text:span text:style-name="T8"> (</text:span></text:p>
      <text:p text:style-name="P3">    <text:span text:style-name="T16">&lt;</text:span><text:span text:style-name="T7">div</text:span><text:span text:style-name="T8"> </text:span><text:span text:style-name="T12">className</text:span><text:span text:style-name="T10">=</text:span><text:span text:style-name="T13">"alta-ingreso-container"</text:span><text:span text:style-name="T16">&gt;</text:span></text:p>
      <text:p text:style-name="P3">      <text:span text:style-name="T7">{</text:span><text:span text:style-name="T6">/* Título principal */</text:span><text:span text:style-name="T7">}</text:span></text:p>
      <text:p text:style-name="P3">      <text:span text:style-name="T16">&lt;</text:span><text:span text:style-name="T7">h1</text:span><text:span text:style-name="T8"> </text:span><text:span text:style-name="T12">className</text:span><text:span text:style-name="T10">=</text:span><text:span text:style-name="T13">"titulo-principal"</text:span><text:span text:style-name="T16">&gt;</text:span><text:span text:style-name="T8">Ingresos</text:span><text:span text:style-name="T16">&lt;/</text:span><text:span text:style-name="T7">h1</text:span><text:span text:style-name="T16">&gt;</text:span></text:p>
      <text:p text:style-name="P2"/>
      <text:p text:style-name="P3">      <text:span text:style-name="T7">{</text:span><text:span text:style-name="T6">/* Lista de ingresos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2">className</text:span><text:span text:style-name="T10">=</text:span><text:span text:style-name="T13">"lista-ingresos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8">Lista</text:span><text:span text:style-name="T16">&lt;/</text:span><text:span text:style-name="T7">h2</text:span><text:span text:style-name="T16">&gt;</text:span></text:p>
      <text:p text:style-name="P2"/>
      <text:p text:style-name="P3">        <text:span text:style-name="T7">{</text:span><text:span text:style-name="T6">/* Controles de filtro y paginación */</text:span><text:span text:style-name="T7">}</text:span></text:p>
      <text:p text:style-name="P3">        <text:span text:style-name="T16">&lt;</text:span><text:span text:style-name="T7">form</text:span><text:span text:style-name="T8"> </text:span><text:span text:style-name="T12">className</text:span><text:span text:style-name="T10">=</text:span><text:span text:style-name="T13">"filtros-container"</text:span><text:span text:style-name="T8"> </text:span><text:span text:style-name="T12">onSubmit</text:span><text:span text:style-name="T10">=</text:span><text:span text:style-name="T7">{</text:span><text:span text:style-name="T12">handleBuscar</text:span><text:span text:style-name="T7">}</text:span><text:span text:style-name="T8"> </text:span><text:span text:style-name="T12">style</text:span><text:span text:style-name="T10">=</text:span><text:span text:style-name="T7">{</text:span><text:span text:style-name="T10">{ </text:span><text:span text:style-name="T12">marginBottom:</text:span><text:span text:style-name="T10"> </text:span><text:span text:style-name="T14">12</text:span><text:span text:style-name="T10"> }</text:span><text:span text:style-name="T7">}</text:span><text:span text:style-name="T16">&gt;</text:span></text:p>
      <text:p text:style-name="P3">          <text:span text:style-name="T16">&lt;</text:span><text:span text:style-name="T7">div</text:span><text:span text:style-name="T8"> </text:span><text:span text:style-name="T12">style</text:span><text:span text:style-name="T10">=</text:span><text:span text:style-name="T7">{</text:span><text:span text:style-name="T10">{ </text:span><text:span text:style-name="T12">display:</text:span><text:span text:style-name="T10"> </text:span><text:span text:style-name="T13">"flex"</text:span><text:span text:style-name="T10">, </text:span><text:span text:style-name="T12">gap:</text:span><text:span text:style-name="T10"> </text:span><text:span text:style-name="T14">8</text:span><text:span text:style-name="T10">, </text:span><text:span text:style-name="T12">alignItems:</text:span><text:span text:style-name="T10"> </text:span><text:span text:style-name="T13">"center"</text:span><text:span text:style-name="T10">, </text:span><text:span text:style-name="T12">flexWrap:</text:span><text:span text:style-name="T10"> </text:span><text:span text:style-name="T13">"wrap"</text:span><text:span text:style-name="T10"> }</text:span><text:span text:style-name="T7">}</text:span><text:span text:style-name="T16">&gt;</text:span></text:p>
      <text:p text:style-name="P3">            <text:span text:style-name="T16">&lt;</text:span><text:span text:style-name="T7">label</text:span><text:span text:style-name="T16">&gt;</text:span></text:p>
      <text:p text:style-name="P3">              <text:span text:style-name="T8">Desde:</text:span></text:p>
      <text:p text:style-name="P3">              <text:span text:style-name="T16">&lt;</text:span><text:span text:style-name="T7">input</text:span></text:p>
      <text:p text:style-name="P3">                <text:span text:style-name="T12">type</text:span><text:span text:style-name="T10">=</text:span><text:span text:style-name="T13">"date"</text:span></text:p>
      <text:p text:style-name="P3">                <text:span text:style-name="T12">value</text:span><text:span text:style-name="T10">=</text:span><text:span text:style-name="T7">{</text:span><text:span text:style-name="T12">inputDesde</text:span><text:span text:style-name="T7">}</text:span></text:p>
      <text:p text:style-name="P3">                <text:span text:style-name="T12">onChange</text:span><text:span text:style-name="T10">=</text:span><text:span text:style-name="T7">{</text:span><text:span text:style-name="T10">(</text:span><text:span text:style-name="T12">e</text:span><text:span text:style-name="T10">) </text:span><text:span text:style-name="T7">=&gt;</text:span><text:span text:style-name="T10"> </text:span><text:span text:style-name="T11">setInputDesde</text:span><text:span text:style-name="T10">(</text:span><text:span text:style-name="T12">e</text:span><text:span text:style-name="T10">.</text:span><text:span text:style-name="T12">target</text:span><text:span text:style-name="T10">.</text:span><text:span text:style-name="T12">value</text:span><text:span text:style-name="T10">)</text:span><text:span text:style-name="T7">}</text:span></text:p>
      <text:p text:style-name="P3">                <text:span text:style-name="T12">style</text:span><text:span text:style-name="T10">=</text:span><text:span text:style-name="T7">{</text:span><text:span text:style-name="T10">{ </text:span><text:span text:style-name="T12">marginLeft:</text:span><text:span text:style-name="T10"> </text:span><text:span text:style-name="T14">6</text:span><text:span text:style-name="T10"> }</text:span><text:span text:style-name="T7">}</text:span></text:p>
      <text:p text:style-name="P3">              <text:span text:style-name="T16">/&gt;</text:span></text:p>
      <text:p text:style-name="P3">            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label</text:span><text:span text:style-name="T16">&gt;</text:span></text:p>
      <text:p text:style-name="P3">              <text:span text:style-name="T8">Hasta:</text:span></text:p>
      <text:p text:style-name="P3">              <text:span text:style-name="T16">&lt;</text:span><text:span text:style-name="T7">input</text:span></text:p>
      <text:p text:style-name="P3">                <text:span text:style-name="T12">type</text:span><text:span text:style-name="T10">=</text:span><text:span text:style-name="T13">"date"</text:span></text:p>
      <text:p text:style-name="P3">                <text:span text:style-name="T12">value</text:span><text:span text:style-name="T10">=</text:span><text:span text:style-name="T7">{</text:span><text:span text:style-name="T12">inputHasta</text:span><text:span text:style-name="T7">}</text:span></text:p>
      <text:p text:style-name="P3"><text:soft-page-break/>                <text:span text:style-name="T12">onChange</text:span><text:span text:style-name="T10">=</text:span><text:span text:style-name="T7">{</text:span><text:span text:style-name="T10">(</text:span><text:span text:style-name="T12">e</text:span><text:span text:style-name="T10">) </text:span><text:span text:style-name="T7">=&gt;</text:span><text:span text:style-name="T10"> </text:span><text:span text:style-name="T11">setInputHasta</text:span><text:span text:style-name="T10">(</text:span><text:span text:style-name="T12">e</text:span><text:span text:style-name="T10">.</text:span><text:span text:style-name="T12">target</text:span><text:span text:style-name="T10">.</text:span><text:span text:style-name="T12">value</text:span><text:span text:style-name="T10">)</text:span><text:span text:style-name="T7">}</text:span></text:p>
      <text:p text:style-name="P3">                <text:span text:style-name="T12">style</text:span><text:span text:style-name="T10">=</text:span><text:span text:style-name="T7">{</text:span><text:span text:style-name="T10">{ </text:span><text:span text:style-name="T12">marginLeft:</text:span><text:span text:style-name="T10"> </text:span><text:span text:style-name="T14">6</text:span><text:span text:style-name="T10"> }</text:span><text:span text:style-name="T7">}</text:span></text:p>
      <text:p text:style-name="P3">              <text:span text:style-name="T16">/&gt;</text:span></text:p>
      <text:p text:style-name="P3">            <text:span text:style-name="T16">&lt;/</text:span><text:span text:style-name="T7">label</text:span><text:span text:style-name="T16">&gt;</text:span></text:p>
      <text:p text:style-name="P2"/>
      <text:p text:style-name="P3">            <text:span text:style-name="T16">&lt;</text:span><text:span text:style-name="T7">button</text:span><text:span text:style-name="T8"> </text:span><text:span text:style-name="T12">type</text:span><text:span text:style-name="T10">=</text:span><text:span text:style-name="T13">"submit"</text:span><text:span text:style-name="T8"> </text:span><text:span text:style-name="T12">style</text:span><text:span text:style-name="T10">=</text:span><text:span text:style-name="T7">{</text:span><text:span text:style-name="T10">{ </text:span><text:span text:style-name="T12">padding:</text:span><text:span text:style-name="T10"> </text:span><text:span text:style-name="T13">"6px 10px"</text:span><text:span text:style-name="T10"> }</text:span><text:span text:style-name="T7">}</text:span><text:span text:style-name="T16">&gt;</text:span></text:p>
      <text:p text:style-name="P3">              <text:span text:style-name="T8">Buscar</text:span></text:p>
      <text:p text:style-name="P3">            <text:span text:style-name="T16">&lt;/</text:span><text:span text:style-name="T7">button</text:span><text:span text:style-name="T16">&gt;</text:span></text:p>
      <text:p text:style-name="P3">            <text:span text:style-name="T16">&lt;</text:span><text:span text:style-name="T7">button</text:span><text:span text:style-name="T8"> </text:span><text:span text:style-name="T12">type</text:span><text:span text:style-name="T10">=</text:span><text:span text:style-name="T13">"button"</text:span><text:span text:style-name="T8"> </text:span><text:span text:style-name="T12">onClick</text:span><text:span text:style-name="T10">=</text:span><text:span text:style-name="T7">{</text:span><text:span text:style-name="T12">handleLimpiarFiltros</text:span><text:span text:style-name="T7">}</text:span><text:span text:style-name="T8"> </text:span><text:span text:style-name="T12">style</text:span><text:span text:style-name="T10">=</text:span><text:span text:style-name="T7">{</text:span><text:span text:style-name="T10">{ </text:span><text:span text:style-name="T12">padding:</text:span><text:span text:style-name="T10"> </text:span><text:span text:style-name="T13">"6px 10px"</text:span><text:span text:style-name="T10"> }</text:span><text:span text:style-name="T7">}</text:span><text:span text:style-name="T16">&gt;</text:span></text:p>
      <text:p text:style-name="P3">              <text:span text:style-name="T8">Limpiar</text:span></text:p>
      <text:p text:style-name="P3">            <text:span text:style-name="T16">&lt;/</text:span><text:span text:style-name="T7">button</text:span><text:span text:style-name="T16">&gt;</text:span></text:p>
      <text:p text:style-name="P2"/>
      <text:p text:style-name="P3">            <text:span text:style-name="T16">&lt;</text:span><text:span text:style-name="T7">div</text:span><text:span text:style-name="T8"> </text:span><text:span text:style-name="T12">style</text:span><text:span text:style-name="T10">=</text:span><text:span text:style-name="T7">{</text:span><text:span text:style-name="T10">{ </text:span><text:span text:style-name="T12">marginLeft:</text:span><text:span text:style-name="T10"> </text:span><text:span text:style-name="T13">"auto"</text:span><text:span text:style-name="T10">, </text:span><text:span text:style-name="T12">fontSize:</text:span><text:span text:style-name="T10"> </text:span><text:span text:style-name="T13">"0.95rem"</text:span><text:span text:style-name="T10">, </text:span><text:span text:style-name="T12">color:</text:span><text:span text:style-name="T10"> </text:span><text:span text:style-name="T13">"#555"</text:span><text:span text:style-name="T10"> }</text:span><text:span text:style-name="T7">}</text:span><text:span text:style-name="T16">&gt;</text:span></text:p>
      <text:p text:style-name="P3">              <text:span text:style-name="T8">Mostrando </text:span><text:span text:style-name="T7">{</text:span><text:span text:style-name="T12">totalItems</text:span><text:span text:style-name="T10"> === </text:span><text:span text:style-name="T14">0</text:span><text:span text:style-name="T10"> ? </text:span><text:span text:style-name="T14">0</text:span><text:span text:style-name="T10"> : </text:span><text:span text:style-name="T12">startIndex</text:span><text:span text:style-name="T7">}</text:span><text:span text:style-name="T8">-</text:span><text:span text:style-name="T7">{</text:span><text:span text:style-name="T12">endIndex</text:span><text:span text:style-name="T7">}</text:span><text:span text:style-name="T8"> de </text:span><text:span text:style-name="T7">{</text:span><text:span text:style-name="T12">totalItems</text:span><text:span text:style-name="T7">}</text:span></text:p>
      <text:p text:style-name="P3">            <text:span text:style-name="T16">&lt;/</text:span><text:span text:style-name="T7">div</text:span><text:span text:style-name="T16">&gt;</text:span></text:p>
      <text:p text:style-name="P3">          <text:span text:style-name="T16">&lt;/</text:span><text:span text:style-name="T7">div</text:span><text:span text:style-name="T16">&gt;</text:span></text:p>
      <text:p text:style-name="P3">        <text:span text:style-name="T16">&lt;/</text:span><text:span text:style-name="T7">form</text:span><text:span text:style-name="T16">&gt;</text:span></text:p>
      <text:p text:style-name="P2"/>
      <text:p text:style-name="P3">        <text:span text:style-name="T7">{</text:span><text:span text:style-name="T6">/* Tabla dentro del contenedor con altura fija (CSS controla scroll) */</text:span><text:span text:style-name="T7">}</text:span></text:p>
      <text:p text:style-name="P3">        <text:span text:style-name="T16">&lt;</text:span><text:span text:style-name="T7">div</text:span><text:span text:style-name="T8"> </text:span><text:span text:style-name="T12">className</text:span><text:span text:style-name="T10">=</text:span><text:span text:style-name="T13">"tabla-con-scroll"</text:span><text:span text:style-name="T16">&gt;</text:span></text:p>
      <text:p text:style-name="P3">          <text:span text:style-name="T16">&lt;</text:span><text:span text:style-name="T7">table</text:span><text:span text:style-name="T16">&gt;</text:span></text:p>
      <text:p text:style-name="P3">            <text:span text:style-name="T16">&lt;</text:span><text:span text:style-name="T7">thead</text:span><text:span text:style-name="T16">&gt;</text:span></text:p>
      <text:p text:style-name="P3">              <text:span text:style-name="T16">&lt;</text:span><text:span text:style-name="T7">tr</text:span><text:span text:style-name="T16">&gt;</text:span></text:p>
      <text:p text:style-name="P3">                <text:span text:style-name="T16">&lt;</text:span><text:span text:style-name="T7">th</text:span><text:span text:style-name="T16">&gt;</text:span><text:span text:style-name="T8">Categoría</text:span><text:span text:style-name="T16">&lt;/</text:span><text:span text:style-name="T7">th</text:span><text:span text:style-name="T16">&gt;</text:span></text:p>
      <text:p text:style-name="P3">                <text:span text:style-name="T16">&lt;</text:span><text:span text:style-name="T7">th</text:span><text:span text:style-name="T16">&gt;</text:span><text:span text:style-name="T8">Monto</text:span><text:span text:style-name="T16">&lt;/</text:span><text:span text:style-name="T7">th</text:span><text:span text:style-name="T16">&gt;</text:span></text:p>
      <text:p text:style-name="P3">                <text:span text:style-name="T16">&lt;</text:span><text:span text:style-name="T7">th</text:span><text:span text:style-name="T16">&gt;</text:span><text:span text:style-name="T8">Fecha</text:span><text:span text:style-name="T16">&lt;/</text:span><text:span text:style-name="T7">th</text:span><text:span text:style-name="T16">&gt;</text:span></text:p>
      <text:p text:style-name="P3">                <text:span text:style-name="T16">&lt;</text:span><text:span text:style-name="T7">th</text:span><text:span text:style-name="T16">&gt;</text:span><text:span text:style-name="T8">Acciones</text:span><text:span text:style-name="T16">&lt;/</text:span><text:span text:style-name="T7">th</text:span><text:span text:style-name="T16">&gt;</text:span></text:p>
      <text:p text:style-name="P3">              <text:span text:style-name="T16">&lt;/</text:span><text:span text:style-name="T7">tr</text:span><text:span text:style-name="T16">&gt;</text:span></text:p>
      <text:p text:style-name="P3">            <text:span text:style-name="T16">&lt;/</text:span><text:span text:style-name="T7">thead</text:span><text:span text:style-name="T16">&gt;</text:span></text:p>
      <text:p text:style-name="P3">            <text:span text:style-name="T16">&lt;</text:span><text:span text:style-name="T7">tbody</text:span><text:span text:style-name="T16">&gt;</text:span></text:p>
      <text:p text:style-name="P3">              <text:span text:style-name="T7">{</text:span><text:span text:style-name="T12">ingresos</text:span><text:span text:style-name="T10">.</text:span><text:span text:style-name="T12">length</text:span><text:span text:style-name="T10"> === </text:span><text:span text:style-name="T14">0</text:span><text:span text:style-name="T10"> ? (</text:span></text:p>
      <text:p text:style-name="P3"><text:span text:style-name="T17">                </text:span><text:span text:style-name="T16">&lt;</text:span><text:span text:style-name="T7">tr</text:span><text:span text:style-name="T16">&gt;</text:span></text:p>
      <text:p text:style-name="P3"><text:span text:style-name="T17">                  </text:span><text:span text:style-name="T16">&lt;</text:span><text:span text:style-name="T7">td</text:span><text:span text:style-name="T10"> </text:span><text:span text:style-name="T12">colSpan</text:span><text:span text:style-name="T10">=</text:span><text:span text:style-name="T13">"4"</text:span><text:span text:style-name="T16">&gt;</text:span><text:span text:style-name="T10">No hay registros para mostrar.</text:span><text:span text:style-name="T16">&lt;/</text:span><text:span text:style-name="T7">td</text:span><text:span text:style-name="T16">&gt;</text:span></text:p>
      <text:p text:style-name="P3"><text:span text:style-name="T17">                </text:span><text:span text:style-name="T16">&lt;/</text:span><text:span text:style-name="T7">tr</text:span><text:span text:style-name="T16">&gt;</text:span></text:p>
      <text:p text:style-name="P4">              <text:span text:style-name="T8">) : (</text:span></text:p>
      <text:p text:style-name="P3"><text:span text:style-name="T17">                </text:span><text:span text:style-name="T12">ingresos</text:span><text:span text:style-name="T10">.</text:span><text:span text:style-name="T11">map</text:span><text:span text:style-name="T10">((</text:span><text:span text:style-name="T12">ingreso</text:span><text:span text:style-name="T10">) </text:span><text:span text:style-name="T7">=&gt;</text:span><text:span text:style-name="T10"> (</text:span></text:p>
      <text:p text:style-name="P3"><text:span text:style-name="T17">                  </text:span><text:span text:style-name="T16">&lt;</text:span><text:span text:style-name="T7">tr</text:span><text:span text:style-name="T10"> </text:span><text:span text:style-name="T12">key</text:span><text:span text:style-name="T10">=</text:span><text:span text:style-name="T7">{</text:span><text:span text:style-name="T12">ingreso</text:span><text:span text:style-name="T10">.</text:span><text:span text:style-name="T12">id</text:span><text:span text:style-name="T7">}</text:span><text:span text:style-name="T16">&gt;</text:span></text:p>
      <text:p text:style-name="P3"><text:span text:style-name="T17">                    </text:span><text:span text:style-name="T16">&lt;</text:span><text:span text:style-name="T7">td</text:span><text:span text:style-name="T16">&gt;</text:span><text:span text:style-name="T7">{</text:span><text:span text:style-name="T12">ingreso</text:span><text:span text:style-name="T10">.</text:span><text:span text:style-name="T12">categoria</text:span><text:span text:style-name="T7">}</text:span><text:span text:style-name="T16">&lt;/</text:span><text:span text:style-name="T7">td</text:span><text:span text:style-name="T16">&gt;</text:span></text:p>
      <text:p text:style-name="P3"><text:span text:style-name="T17">                    </text:span><text:span text:style-name="T16">&lt;</text:span><text:span text:style-name="T7">td</text:span><text:span text:style-name="T16">&gt;</text:span><text:span text:style-name="T7">{</text:span><text:span text:style-name="T12">ingreso</text:span><text:span text:style-name="T10">.</text:span><text:span text:style-name="T12">monto</text:span><text:span text:style-name="T7">}</text:span><text:span text:style-name="T16">&lt;/</text:span><text:span text:style-name="T7">td</text:span><text:span text:style-name="T16">&gt;</text:span></text:p>
      <text:p text:style-name="P3"><text:span text:style-name="T17">                    </text:span><text:span text:style-name="T16">&lt;</text:span><text:span text:style-name="T7">td</text:span><text:span text:style-name="T16">&gt;</text:span><text:span text:style-name="T7">{</text:span><text:span text:style-name="T12">ingreso</text:span><text:span text:style-name="T10">.</text:span><text:span text:style-name="T12">fecha</text:span><text:span text:style-name="T7">}</text:span><text:span text:style-name="T16">&lt;/</text:span><text:span text:style-name="T7">td</text:span><text:span text:style-name="T16">&gt;</text:span></text:p>
      <text:p text:style-name="P3"><text:span text:style-name="T17">                    </text:span><text:span text:style-name="T16">&lt;</text:span><text:span text:style-name="T7">td</text:span><text:span text:style-name="T10"> </text:span><text:span text:style-name="T12">className</text:span><text:span text:style-name="T10">=</text:span><text:span text:style-name="T13">"acciones"</text:span><text:span text:style-name="T16">&gt;</text:span></text:p>
      <text:p text:style-name="P3"><text:span text:style-name="T17">                      </text:span><text:span text:style-name="T16">&lt;</text:span><text:span text:style-name="T7">button</text:span><text:span text:style-name="T10"> </text:span><text:span text:style-name="T12">onClick</text:span><text:span text:style-name="T10">=</text:span><text:span text:style-name="T7">{</text:span><text:span text:style-name="T10">() </text:span><text:span text:style-name="T7">=&gt;</text:span><text:span text:style-name="T10"> </text:span><text:span text:style-name="T11">handleEdit</text:span><text:span text:style-name="T10">(</text:span><text:span text:style-name="T12">ingreso</text:span><text:span text:style-name="T10">)</text:span><text:span text:style-name="T7">}</text:span><text:span text:style-name="T16">&gt;</text:span><text:span text:style-name="T10">Editar</text:span><text:span text:style-name="T16">&lt;/</text:span><text:span text:style-name="T7">button</text:span><text:span text:style-name="T16">&gt;</text:span></text:p>
      <text:p text:style-name="P3"><text:span text:style-name="T17">                      </text:span><text:span text:style-name="T16">&lt;</text:span><text:span text:style-name="T7">button</text:span><text:span text:style-name="T10"> </text:span><text:span text:style-name="T12">onClick</text:span><text:span text:style-name="T10">=</text:span><text:span text:style-name="T7">{</text:span><text:span text:style-name="T10">() </text:span><text:span text:style-name="T7">=&gt;</text:span><text:span text:style-name="T10"> </text:span><text:span text:style-name="T11">handleDelete</text:span><text:span text:style-name="T10">(</text:span><text:span text:style-name="T12">ingreso</text:span><text:span text:style-name="T10">.</text:span><text:span text:style-name="T12">id</text:span><text:span text:style-name="T10">)</text:span><text:span text:style-name="T7">}</text:span><text:span text:style-name="T16">&gt;</text:span><text:span text:style-name="T10">Eliminar</text:span><text:span text:style-name="T16">&lt;/</text:span><text:span text:style-name="T7">button</text:span><text:span text:style-name="T16">&gt;</text:span></text:p>
      <text:p text:style-name="P3"><text:span text:style-name="T17">                    </text:span><text:span text:style-name="T16">&lt;/</text:span><text:span text:style-name="T7">td</text:span><text:span text:style-name="T16">&gt;</text:span></text:p>
      <text:p text:style-name="P3"><text:span text:style-name="T17">                  </text:span><text:span text:style-name="T16">&lt;/</text:span><text:span text:style-name="T7">tr</text:span><text:span text:style-name="T16">&gt;</text:span></text:p>
      <text:p text:style-name="P4">                <text:span text:style-name="T8">))</text:span></text:p>
      <text:p text:style-name="P3"><text:span text:style-name="T17">              </text:span><text:span text:style-name="T10">)</text:span><text:span text:style-name="T7">}</text:span></text:p>
      <text:p text:style-name="P3">            <text:span text:style-name="T16">&lt;/</text:span><text:span text:style-name="T7">tbody</text:span><text:span text:style-name="T16">&gt;</text:span></text:p>
      <text:p text:style-name="P3">          <text:span text:style-name="T16">&lt;/</text:span><text:span text:style-name="T7">table</text:span><text:span text:style-name="T16">&gt;</text:span></text:p>
      <text:p text:style-name="P3">        <text:span text:style-name="T16">&lt;/</text:span><text:span text:style-name="T7">div</text:span><text:span text:style-name="T16">&gt;</text:span></text:p>
      <text:p text:style-name="P2"><text:soft-page-break/></text:p>
      <text:p text:style-name="P3">        <text:span text:style-name="T7">{</text:span><text:span text:style-name="T6">/* Controles de paginación */</text:span><text:span text:style-name="T7">}</text:span></text:p>
      <text:p text:style-name="P3">        <text:span text:style-name="T16">&lt;</text:span><text:span text:style-name="T7">div</text:span></text:p>
      <text:p text:style-name="P3">          <text:span text:style-name="T12">className</text:span><text:span text:style-name="T10">=</text:span><text:span text:style-name="T13">"paginacion"</text:span></text:p>
      <text:p text:style-name="P3">          <text:span text:style-name="T12">style</text:span><text:span text:style-name="T10">=</text:span><text:span text:style-name="T7">{</text:span><text:span text:style-name="T10">{ </text:span><text:span text:style-name="T12">display:</text:span><text:span text:style-name="T10"> </text:span><text:span text:style-name="T13">"flex"</text:span><text:span text:style-name="T10">, </text:span><text:span text:style-name="T12">justifyContent:</text:span><text:span text:style-name="T10"> </text:span><text:span text:style-name="T13">"center"</text:span><text:span text:style-name="T10">, </text:span><text:span text:style-name="T12">gap:</text:span><text:span text:style-name="T10"> </text:span><text:span text:style-name="T14">10</text:span><text:span text:style-name="T10">, </text:span><text:span text:style-name="T12">marginTop:</text:span><text:span text:style-name="T10"> </text:span><text:span text:style-name="T14">12</text:span><text:span text:style-name="T10"> }</text:span><text:span text:style-name="T7">}</text:span></text:p>
      <text:p text:style-name="P3">        <text:span text:style-name="T16">&gt;</text:span></text:p>
      <text:p text:style-name="P3">          <text:span text:style-name="T16">&lt;</text:span><text:span text:style-name="T7">button</text:span><text:span text:style-name="T8"> </text:span><text:span text:style-name="T12">onClick</text:span><text:span text:style-name="T10">=</text:span><text:span text:style-name="T7">{</text:span><text:span text:style-name="T12">handlePrevPage</text:span><text:span text:style-name="T7">}</text:span><text:span text:style-name="T8"> </text:span><text:span text:style-name="T12">disabled</text:span><text:span text:style-name="T10">=</text:span><text:span text:style-name="T7">{</text:span><text:span text:style-name="T12">totalItems</text:span><text:span text:style-name="T10"> === </text:span><text:span text:style-name="T14">0</text:span><text:span text:style-name="T10"> || </text:span><text:span text:style-name="T12">currentPage</text:span><text:span text:style-name="T10"> === </text:span><text:span text:style-name="T14">1</text:span><text:span text:style-name="T7">}</text:span><text:span text:style-name="T16">&gt;</text:span></text:p>
      <text:p text:style-name="P3">            ← <text:span text:style-name="T8">Anterior</text:span></text:p>
      <text:p text:style-name="P3">          <text:span text:style-name="T16">&lt;/</text:span><text:span text:style-name="T7">button</text:span><text:span text:style-name="T16">&gt;</text:span></text:p>
      <text:p text:style-name="P3">          <text:span text:style-name="T16">&lt;</text:span><text:span text:style-name="T7">div</text:span><text:span text:style-name="T8"> </text:span><text:span text:style-name="T12">style</text:span><text:span text:style-name="T10">=</text:span><text:span text:style-name="T7">{</text:span><text:span text:style-name="T10">{ </text:span><text:span text:style-name="T12">alignSelf:</text:span><text:span text:style-name="T10"> </text:span><text:span text:style-name="T13">"center"</text:span><text:span text:style-name="T10"> }</text:span><text:span text:style-name="T7">}</text:span><text:span text:style-name="T16">&gt;</text:span></text:p>
      <text:p text:style-name="P3">            <text:span text:style-name="T8">Página </text:span><text:span text:style-name="T7">{</text:span><text:span text:style-name="T12">totalItems</text:span><text:span text:style-name="T10"> === </text:span><text:span text:style-name="T14">0</text:span><text:span text:style-name="T10"> ? </text:span><text:span text:style-name="T14">0</text:span><text:span text:style-name="T10"> : </text:span><text:span text:style-name="T12">currentPage</text:span><text:span text:style-name="T7">}</text:span><text:span text:style-name="T8"> / </text:span><text:span text:style-name="T7">{</text:span><text:span text:style-name="T12">totalItems</text:span><text:span text:style-name="T10"> === </text:span><text:span text:style-name="T14">0</text:span><text:span text:style-name="T10"> ? </text:span><text:span text:style-name="T14">0</text:span><text:span text:style-name="T10"> : </text:span><text:span text:style-name="T12">totalPages</text:span><text:span text:style-name="T7">}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button</text:span></text:p>
      <text:p text:style-name="P3">            <text:span text:style-name="T12">onClick</text:span><text:span text:style-name="T10">=</text:span><text:span text:style-name="T7">{</text:span><text:span text:style-name="T11">handleNextPage</text:span><text:span text:style-name="T7">}</text:span></text:p>
      <text:p text:style-name="P3">            <text:span text:style-name="T12">disabled</text:span><text:span text:style-name="T10">=</text:span><text:span text:style-name="T7">{</text:span><text:span text:style-name="T9">totalItems</text:span><text:span text:style-name="T10"> === </text:span><text:span text:style-name="T14">0</text:span><text:span text:style-name="T10"> || </text:span><text:span text:style-name="T9">currentPage</text:span><text:span text:style-name="T10"> === </text:span><text:span text:style-name="T9">totalPages</text:span><text:span text:style-name="T7">}</text:span></text:p>
      <text:p text:style-name="P3">          <text:span text:style-name="T16">&gt;</text:span></text:p>
      <text:p text:style-name="P3">            <text:span text:style-name="T8">Siguiente →</text:span></text:p>
      <text:p text:style-name="P3">          <text:span text:style-name="T16">&lt;/</text:span><text:span text:style-name="T7">button</text:span><text:span text:style-name="T16">&gt;</text:span></text:p>
      <text:p text:style-name="P3">        <text:span text:style-name="T16">&lt;/</text:span><text:span text:style-name="T7">div</text:span><text:span text:style-name="T16">&gt;</text:span></text:p>
      <text:p text:style-name="P3">      <text:span text:style-name="T16">&lt;/</text:span><text:span text:style-name="T7">div</text:span><text:span text:style-name="T16">&gt;</text:span></text:p>
      <text:p text:style-name="P2"/>
      <text:p text:style-name="P3">      <text:span text:style-name="T7">{</text:span><text:span text:style-name="T6">/* Formulario de alta/edición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2">className</text:span><text:span text:style-name="T10">=</text:span><text:span text:style-name="T13">"formulario-ingreso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7">{</text:span><text:span text:style-name="T9">formTitle</text:span><text:span text:style-name="T7">}</text:span><text:span text:style-name="T16">&lt;/</text:span><text:span text:style-name="T7">h2</text:span><text:span text:style-name="T16">&gt;</text:span></text:p>
      <text:p text:style-name="P3">        <text:span text:style-name="T16">&lt;</text:span><text:span text:style-name="T7">form</text:span><text:span text:style-name="T8"> </text:span><text:span text:style-name="T12">onSubmit</text:span><text:span text:style-name="T10">=</text:span><text:span text:style-name="T7">{</text:span><text:span text:style-name="T11">handleSubmit</text:span><text:span text:style-name="T7">}</text:span><text:span text:style-name="T16">&gt;</text:span></text:p>
      <text:p text:style-name="P3">          <text:span text:style-name="T16">&lt;</text:span><text:span text:style-name="T7">label</text:span><text:span text:style-name="T16">&gt;</text:span></text:p>
      <text:p text:style-name="P3">            <text:span text:style-name="T8">Categoría:</text:span></text:p>
      <text:p text:style-name="P3">            <text:span text:style-name="T16">&lt;</text:span><text:span text:style-name="T7">input</text:span></text:p>
      <text:p text:style-name="P3">              <text:span text:style-name="T12">type</text:span><text:span text:style-name="T10">=</text:span><text:span text:style-name="T13">"text"</text:span></text:p>
      <text:p text:style-name="P3">              <text:span text:style-name="T12">name</text:span><text:span text:style-name="T10">=</text:span><text:span text:style-name="T13">"categoria"</text:span></text:p>
      <text:p text:style-name="P3">              <text:span text:style-name="T12">value</text:span><text:span text:style-name="T10">=</text:span><text:span text:style-name="T7">{</text:span><text:span text:style-name="T9">nuevoIngreso</text:span><text:span text:style-name="T10">.</text:span><text:span text:style-name="T12">categoria</text:span><text:span text:style-name="T7">}</text:span></text:p>
      <text:p text:style-name="P3">              <text:span text:style-name="T12">onChange</text:span><text:span text:style-name="T10">=</text:span><text:span text:style-name="T7">{</text:span><text:span text:style-name="T11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6">/&gt;</text:span></text:p>
      <text:p text:style-name="P3">          <text:span text:style-name="T16">&lt;/</text:span><text:span text:style-name="T7">label</text:span><text:span text:style-name="T16">&gt;</text:span></text:p>
      <text:p text:style-name="P3">          <text:span text:style-name="T16">&lt;</text:span><text:span text:style-name="T7">label</text:span><text:span text:style-name="T16">&gt;</text:span></text:p>
      <text:p text:style-name="P3">            <text:span text:style-name="T8">Monto:</text:span></text:p>
      <text:p text:style-name="P3">            <text:span text:style-name="T16">&lt;</text:span><text:span text:style-name="T7">input</text:span></text:p>
      <text:p text:style-name="P3">              <text:span text:style-name="T12">type</text:span><text:span text:style-name="T10">=</text:span><text:span text:style-name="T13">"number"</text:span></text:p>
      <text:p text:style-name="P3">              <text:span text:style-name="T12">name</text:span><text:span text:style-name="T10">=</text:span><text:span text:style-name="T13">"monto"</text:span></text:p>
      <text:p text:style-name="P3">              <text:span text:style-name="T12">value</text:span><text:span text:style-name="T10">=</text:span><text:span text:style-name="T7">{</text:span><text:span text:style-name="T9">nuevoIngreso</text:span><text:span text:style-name="T10">.</text:span><text:span text:style-name="T12">monto</text:span><text:span text:style-name="T7">}</text:span></text:p>
      <text:p text:style-name="P3">              <text:span text:style-name="T12">onChange</text:span><text:span text:style-name="T10">=</text:span><text:span text:style-name="T7">{</text:span><text:span text:style-name="T11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6">/&gt;</text:span></text:p>
      <text:p text:style-name="P3">          <text:span text:style-name="T16">&lt;/</text:span><text:span text:style-name="T7">label</text:span><text:span text:style-name="T16">&gt;</text:span></text:p>
      <text:p text:style-name="P3">          <text:span text:style-name="T16">&lt;</text:span><text:span text:style-name="T7">label</text:span><text:span text:style-name="T16">&gt;</text:span></text:p>
      <text:p text:style-name="P3">            <text:span text:style-name="T8">Fecha:</text:span></text:p>
      <text:p text:style-name="P3">            <text:span text:style-name="T16">&lt;</text:span><text:span text:style-name="T7">input</text:span></text:p>
      <text:p text:style-name="P3">              <text:span text:style-name="T12">type</text:span><text:span text:style-name="T10">=</text:span><text:span text:style-name="T13">"date"</text:span></text:p>
      <text:p text:style-name="P3"><text:soft-page-break/>              <text:span text:style-name="T12">name</text:span><text:span text:style-name="T10">=</text:span><text:span text:style-name="T13">"fecha"</text:span></text:p>
      <text:p text:style-name="P3">              <text:span text:style-name="T12">value</text:span><text:span text:style-name="T10">=</text:span><text:span text:style-name="T7">{</text:span><text:span text:style-name="T9">nuevoIngreso</text:span><text:span text:style-name="T10">.</text:span><text:span text:style-name="T12">fecha</text:span><text:span text:style-name="T7">}</text:span></text:p>
      <text:p text:style-name="P3">              <text:span text:style-name="T12">onChange</text:span><text:span text:style-name="T10">=</text:span><text:span text:style-name="T7">{</text:span><text:span text:style-name="T11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6">/&gt;</text:span></text:p>
      <text:p text:style-name="P3">          <text:span text:style-name="T16">&lt;/</text:span><text:span text:style-name="T7">label</text:span><text:span text:style-name="T16">&gt;</text:span></text:p>
      <text:p text:style-name="P2"/>
      <text:p text:style-name="P3">          <text:span text:style-name="T16">&lt;</text:span><text:span text:style-name="T7">button</text:span><text:span text:style-name="T8"> </text:span><text:span text:style-name="T12">type</text:span><text:span text:style-name="T10">=</text:span><text:span text:style-name="T13">"submit"</text:span><text:span text:style-name="T16">&gt;</text:span><text:span text:style-name="T7">{</text:span><text:span text:style-name="T9">nuevoIngreso</text:span><text:span text:style-name="T10">.</text:span><text:span text:style-name="T12">id</text:span><text:span text:style-name="T10"> ? </text:span><text:span text:style-name="T13">"Guardar Cambios"</text:span><text:span text:style-name="T10"> : </text:span><text:span text:style-name="T13">"Agregar"</text:span><text:span text:style-name="T7">}</text:span><text:span text:style-name="T16">&lt;/</text:span><text:span text:style-name="T7">button</text:span><text:span text:style-name="T16">&gt;</text:span></text:p>
      <text:p text:style-name="P3">        <text:span text:style-name="T16">&lt;/</text:span><text:span text:style-name="T7">form</text:span><text:span text:style-name="T16">&gt;</text:span></text:p>
      <text:p text:style-name="P3">      <text:span text:style-name="T16">&lt;/</text:span><text:span text:style-name="T7">div</text:span><text:span text:style-name="T16">&gt;</text:span></text:p>
      <text:p text:style-name="P3">    <text:span text:style-name="T16">&lt;/</text:span><text:span text:style-name="T7">div</text:span><text:span text:style-name="T16">&gt;</text:span></text:p>
      <text:p text:style-name="P3">  <text:span text:style-name="T8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21:45:43.992041300</meta:creation-date>
    <dc:date>2025-08-31T21:47:57.250035800</dc:date>
    <meta:editing-duration>PT2M13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7" meta:paragraph-count="282" meta:word-count="912" meta:character-count="9512" meta:non-whitespace-character-count="6634"/>
  </office:meta>
</office:document-meta>
</file>